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1a26" officeooo:paragraph-rsid="00141a26" style:font-weight-asian="bold" style:font-weight-complex="bold"/>
    </style:style>
    <style:style style:name="P2" style:family="paragraph" style:parent-style-name="Standard">
      <style:text-properties officeooo:paragraph-rsid="00141a26"/>
    </style:style>
    <style:style style:name="P3" style:family="paragraph" style:parent-style-name="Standard">
      <style:text-properties fo:font-weight="normal" officeooo:rsid="00141a26" officeooo:paragraph-rsid="00141a26" style:font-weight-asian="normal" style:font-weight-complex="normal"/>
    </style:style>
    <style:style style:name="P4" style:family="paragraph" style:parent-style-name="Standard">
      <style:text-properties officeooo:rsid="00141a26" officeooo:paragraph-rsid="00141a26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41a26" officeooo:paragraph-rsid="00141a26" style:font-weight-asian="bold" style:font-weight-complex="bold"/>
    </style:style>
    <style:style style:name="T1" style:family="text">
      <style:text-properties officeooo:rsid="00141a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a26" style:font-weight-asian="bold" style:font-weight-complex="bold"/>
    </style:style>
    <style:style style:name="T4" style:family="text">
      <style:text-properties fo:font-weight="bold" officeooo:rsid="0015c98a" style:font-weight-asian="bold" style:font-weight-complex="bold"/>
    </style:style>
    <style:style style:name="T5" style:family="text">
      <style:text-properties fo:font-weight="bold" officeooo:rsid="0016fded" style:font-weight-asian="bold" style:font-weight-complex="bold"/>
    </style:style>
    <style:style style:name="T6" style:family="text">
      <style:text-properties officeooo:rsid="0015c9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esting findings </text:p>
      <text:p text:style-name="P1"/>
      <text:p text:style-name="P5">Map data structure</text:p>
      <text:p text:style-name="P3">Tried storing q in:</text:p>
      <text:p text:style-name="P2"><text:span text:style-name="T3"><text:tab/></text:span>std::vector&lt;std::map&lt;std::string, double&gt;&gt; <text:span text:style-name="T1">q;</text:span></text:p>
      <text:p text:style-name="P4">This enabled values to be accessed with keys more easily:</text:p>
      <text:p text:style-name="P4"><text:tab/>double density = q[i][“density”] ;</text:p>
      <text:p text:style-name="P4">However this slowed down my code by approximately <text:span text:style-name="T4">140</text:span><text:span text:style-name="T2">x</text:span><text:span text:style-name="T5">(!!)</text:span> compared to using:</text:p>
      <text:p text:style-name="P4"><text:tab/>std::vector&lt;std::array&lt;double, 3&gt;&gt; q;</text:p>
      <text:p text:style-name="P4"><text:tab/>double density = q[i][0]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20:56:28.780516152</meta:creation-date>
    <dc:date>2019-09-05T21:10:22.102146727</dc:date>
    <meta:editing-duration>PT13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46" meta:character-count="337" meta:non-whitespace-character-count="295"/>
  </office:meta>
</office:document-meta>
</file>